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8d" officeooo:paragraph-rsid="0016898d"/>
    </style:style>
    <style:style style:name="P2" style:family="paragraph" style:parent-style-name="Standard">
      <style:text-properties officeooo:rsid="0016d5e2" officeooo:paragraph-rsid="0016d5e2"/>
    </style:style>
    <style:style style:name="P3" style:family="paragraph" style:parent-style-name="Standard">
      <style:text-properties fo:font-weight="bold" officeooo:rsid="0016898d" officeooo:paragraph-rsid="0016898d" style:font-weight-asian="bold" style:font-weight-complex="bold"/>
    </style:style>
    <style:style style:name="P4" style:family="paragraph" style:parent-style-name="Standard">
      <style:text-properties fo:font-weight="bold" officeooo:rsid="0016d5e2" officeooo:paragraph-rsid="0016d5e2" style:font-weight-asian="bold" style:font-weight-complex="bold"/>
    </style:style>
    <style:style style:name="P5" style:family="paragraph" style:parent-style-name="Standard">
      <style:text-properties fo:font-weight="normal" officeooo:rsid="0019cc22" officeooo:paragraph-rsid="0019cc22" style:font-weight-asian="normal" style:font-weight-complex="normal"/>
    </style:style>
    <style:style style:name="P6" style:family="paragraph" style:parent-style-name="Standard">
      <style:text-properties fo:font-weight="normal" officeooo:rsid="001a919c" officeooo:paragraph-rsid="001a919c" style:font-weight-asian="normal" style:font-weight-complex="normal"/>
    </style:style>
    <style:style style:name="P7" style:family="paragraph" style:parent-style-name="Standard">
      <style:text-properties fo:font-weight="normal" officeooo:rsid="001b783d" officeooo:paragraph-rsid="001b783d" style:font-weight-asian="normal" style:font-weight-complex="normal"/>
    </style:style>
    <style:style style:name="P8" style:family="paragraph" style:parent-style-name="Standard">
      <style:text-properties officeooo:rsid="00178ba8" officeooo:paragraph-rsid="00178ba8"/>
    </style:style>
    <style:style style:name="P9" style:family="paragraph" style:parent-style-name="Standard">
      <style:text-properties officeooo:rsid="0019cc22" officeooo:paragraph-rsid="0019cc22"/>
    </style:style>
    <style:style style:name="P10" style:family="paragraph" style:parent-style-name="Standard">
      <style:text-properties officeooo:rsid="001a919c" officeooo:paragraph-rsid="001a919c"/>
    </style:style>
    <style:style style:name="P11" style:family="paragraph" style:parent-style-name="Standard">
      <style:text-properties officeooo:rsid="001b783d" officeooo:paragraph-rsid="001b783d"/>
    </style:style>
    <style:style style:name="P12" style:family="paragraph" style:parent-style-name="Standard">
      <style:text-properties fo:font-weight="normal" officeooo:rsid="0019cc22" officeooo:paragraph-rsid="0019cc22" style:font-weight-asian="normal" style:font-weight-complex="normal"/>
    </style:style>
    <style:style style:name="P13" style:family="paragraph" style:parent-style-name="Standard">
      <style:text-properties fo:font-weight="normal" officeooo:rsid="001cbd3b" officeooo:paragraph-rsid="001cbd3b" style:font-weight-asian="normal" style:font-weight-complex="normal"/>
    </style:style>
    <style:style style:name="P14" style:family="paragraph" style:parent-style-name="Standard">
      <style:text-properties officeooo:rsid="001cbd3b" officeooo:paragraph-rsid="001cbd3b"/>
    </style:style>
    <style:style style:name="T1" style:family="text">
      <style:text-properties officeooo:rsid="001a919c"/>
    </style:style>
    <style:style style:name="T2" style:family="text">
      <style:text-properties officeooo:rsid="001b783d"/>
    </style:style>
    <style:style style:name="T3" style:family="text">
      <style:text-properties officeooo:rsid="001cbd3b"/>
    </style:style>
    <style:style style:name="T4" style:family="text">
      <style:text-properties officeooo:rsid="001e2b28"/>
    </style:style>
    <style:style style:name="T5" style:family="text">
      <style:text-properties officeooo:rsid="00200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asifica las siguientes acciones en Análisis o Diseño según corresponda indicando alguna justificación:</text:p>
      <text:p text:style-name="P3"/>
      <text:p text:style-name="P3"/>
      <text:p text:style-name="P3">Estudio de la viabilidad técnica de implementar ciertas características.</text:p>
      <text:p text:style-name="P1"/>
      <text:p text:style-name="P2">Análisis, ya que se esta viendo aún la viabilidad técnica para implementar ciert<text:span text:style-name="T2">os requisitos</text:span> y se debe de tener claro antes de pasar al diseño.</text:p>
      <text:p text:style-name="P1"/>
      <text:p text:style-name="P3">Creación de diagramas de flujo para modelar procesos de negocio.</text:p>
      <text:p text:style-name="P3"/>
      <text:p text:style-name="P13">Análisis, porque se estudia el modelo de negocio antes de pasar a desarrollar</text:p>
      <text:p text:style-name="P4"/>
      <text:p text:style-name="P3">Desarrollo de diagramas de secuencia para representar la interacción entre componentes.</text:p>
      <text:p text:style-name="P1"/>
      <text:p text:style-name="P2">Diseño, ya que una construcción secuencial se utiliza una vez ya se haya identificado los requerimientos necesarios del análisis.</text:p>
      <text:p text:style-name="P1"/>
      <text:p text:style-name="P3">Definición de patrones de diseño de software a utilizar en el proyecto.</text:p>
      <text:p text:style-name="P1"/>
      <text:p text:style-name="P2">Diseño, ya que el hecho de decidir que patrón de diseño utilizar en el proyecto constituiría la primera parte de este proceso.</text:p>
      <text:p text:style-name="P1"/>
      <text:p text:style-name="P3">Reuniones con el cliente para comprender los requisitos del sistema.</text:p>
      <text:p text:style-name="P1"/>
      <text:p text:style-name="P2">Análisis, concretamente pertenecería a la entrevista para conocer los requisitos que pide el cliente.</text:p>
      <text:p text:style-name="P2"/>
      <text:p text:style-name="P3">Documentación de los requisitos funcionales y no funcionales.</text:p>
      <text:p text:style-name="P1"/>
      <text:p text:style-name="P2">Análisis, ya que una de las funciones de este paso es identificar esos requisitos y clasificarlos en funcionales y no funcionales. </text:p>
      <text:p text:style-name="P2"/>
      <text:p text:style-name="P3">Evaluación de la seguridad y la privacidad de los datos.</text:p>
      <text:p text:style-name="P1"/>
      <text:p text:style-name="P14">Análisis, porque pertenece a la ley de protección de datos</text:p>
      <text:p text:style-name="P8"/>
      <text:p text:style-name="P3">Evaluación de la arquitectura de software existente.</text:p>
      <text:p text:style-name="P1"/>
      <text:p text:style-name="P8">Análisis, se evalúa una arquitectura ya existente para ver posibles alternativas o soluciones.</text:p>
      <text:p text:style-name="P8"/>
      <text:p text:style-name="P3">Estudio técnico de algoritmos y lógica de programación para funcionalidades específicas.</text:p>
      <text:p text:style-name="P1"/>
      <text:p text:style-name="P8">Diseño, una vez tengamos decido que hacer y los requisitos necesarios del análisis previo, se traducirán a un software y tendremos que decidir que tipo de lógica de programación emplear.</text:p>
      <text:p text:style-name="P8"/>
      <text:p text:style-name="P3">Selección de tecnologías y herramientas de desarrollo adecuadas.</text:p>
      <text:p text:style-name="P1"/>
      <text:p text:style-name="P8">Análisis, antes de pasar al diseño debemos tener claro que herramientas utilizaremos y que alternativas tendremos en caso de algún contratiempo.</text:p>
      <text:p text:style-name="P8"/>
      <text:p text:style-name="P3">Creación de diagramas de despliegue para planificar la infraestructura de implementación.</text:p>
      <text:p text:style-name="P5">Diseño, ya que una vez tenemos los datos es cuando se debe de planificar cuando implementarlos <text:soft-page-break/>utilizando este tipo de diagramas.</text:p>
      <text:p text:style-name="P8"/>
      <text:p text:style-name="P3">Estudio técnico de la interfaz de usuario (UI) y la experiencia de usuario (UX).</text:p>
      <text:p text:style-name="P3"/>
      <text:p text:style-name="P5"><text:span text:style-name="T4">Diseño</text:span>, ya que se determinan las funcionalidades de la interfaz y la experiencia del usuario.</text:p>
      <text:p text:style-name="P1"/>
      <text:p text:style-name="P3">Entrevistas con usuarios finales para recopilar información sobre sus necesidades.</text:p>
      <text:p text:style-name="P1"/>
      <text:p text:style-name="P9">Análisis ya que con estas entrevistas se <text:span text:style-name="T1">determinarán que requisitos nos exigen a la hora de hacer el programa.</text:span></text:p>
      <text:p text:style-name="P1"/>
      <text:p text:style-name="P3">Creación de casos de uso para representar escenarios de interacción del usuario.</text:p>
      <text:p text:style-name="P3"/>
      <text:p text:style-name="P10"><text:span text:style-name="T4">Análisis</text:span>, <text:span text:style-name="T4">ya que se estudian los diferentes casos de uso o situaciones de interacción del usuario.</text:span></text:p>
      <text:p text:style-name="P1"/>
      <text:p text:style-name="P3">Evaluación de riesgos y amenazas para el proyecto.</text:p>
      <text:p text:style-name="P3"/>
      <text:p text:style-name="P6">Análisis, antes de el diseño hay que tener claro que posibles riesgos y amenazas puede tener el proyecto para anticiparse a ellos.</text:p>
      <text:p text:style-name="P1"/>
      <text:p text:style-name="P3">Estudio técnico <text:s/>de la base de datos, incluyendo la estructura de tablas y relaciones.</text:p>
      <text:p text:style-name="P3"/>
      <text:p text:style-name="P10">Análisis, antes de implementar los datos debemos tener claro las entidades, relaciones, etc.</text:p>
      <text:p text:style-name="P1"/>
      <text:p text:style-name="P3">Creación de prototipos de software para validar conceptos con los usuarios.</text:p>
      <text:p text:style-name="P1"/>
      <text:p text:style-name="P10"><text:span text:style-name="T5">Diseño</text:span>, la creación de prototipos se incluyen en esta fase para evaluar posibles riesgos y amenazas.</text:p>
      <text:p text:style-name="P10"/>
      <text:p text:style-name="P3">Estudio técnico de la arquitectura de software, incluyendo componentes y módulos.</text:p>
      <text:p text:style-name="P3"/>
      <text:p text:style-name="P7">Diseño, forma parte del modelo estructurado, más concretamente del diseño procedimental.</text:p>
      <text:p text:style-name="P1"/>
      <text:p text:style-name="P3">Creación de diagramas de clases para modelar la estructura de datos.</text:p>
      <text:p text:style-name="P3"/>
      <text:p text:style-name="P7">Diseño, una vez están los datos definidos se hace un proceso de modelación y se puede utilizar diferentes tipos de diagramas.</text:p>
      <text:p text:style-name="P1"/>
      <text:p text:style-name="P3">Estimación de costos y presupuestos para determinar el alcance financiero.</text:p>
      <text:p text:style-name="P1"/>
      <text:p text:style-name="P11">Análisis, ya que antes de empezar a diseñar se necesita hacer una estimación de costes para determinar si es rentable o si hay alguna manera más económica del proyec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19:45:32.116000000</dc:date>
    <meta:editing-duration>PT21M54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1" meta:word-count="592" meta:character-count="3876" meta:non-whitespace-character-count="3323"/>
  </office:meta>
</office:document-meta>
</file>